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3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8])" office:value-type="float" office:value="57600" calcext:value-type="float">
            <text:p>57600</text:p>
          </table:table-cell>
          <table:table-cell table:formula="of:=SUM([.K2];[.K3];[.K8];[.K22];[.K27];[.K29])" office:value-type="float" office:value="101700" calcext:value-type="float">
            <text:p>101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2700(5100)</text:p>
          </table:table-cell>
          <table:table-cell table:number-columns-repeated="3"/>
          <table:table-cell table:formula="of:=[.N4]-[.M4]" office:value-type="float" office:value="44100" calcext:value-type="float">
            <text:p>441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7250" calcext:value-type="float">
            <text:p>7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7" table:formula="of:=SUM([.B25:.F25])" office:value-type="float" office:value="25500" calcext:value-type="float">
            <text:p>25500</text:p>
          </table:table-cell>
          <table:table-cell table:style-name="ce23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736.222910216718" calcext:value-type="float">
            <text:p>736.222910216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1176.22291021672" calcext:value-type="float">
            <text:p>1176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511.51702786378" calcext:value-type="float">
            <text:p>1511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C44];[.E44];[.F44])" office:value-type="float" office:value="677.399380804954" calcext:value-type="float">
            <text:p>677.399380805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44:.F44])" office:value-type="float" office:value="1511.51702786378" calcext:value-type="float">
            <text:p>1511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+Stepan</text:p>
          </table:table-cell>
          <table:table-cell/>
          <table:table-cell table:formula="of:=SUM([.C44:.F44])" office:value-type="float" office:value="1071.51702786378" calcext:value-type="float">
            <text:p>1071.5170278638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335.294117647059" calcext:value-type="float">
            <text:p>335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New girl</text:p>
          </table:table-cell>
          <table:table-cell table:number-columns-repeated="2"/>
          <table:table-cell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1176.22291021672" calcext:value-type="float">
            <text:p>1176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B44:.F44])" office:value-type="float" office:value="1511.51702786378" calcext:value-type="float">
            <text:p>1511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342.105263157895" calcext:value-type="float">
            <text:p>342.1052631579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342.105263157895" calcext:value-type="float">
            <text:p>342.1052631579</text:p>
          </table:table-cell>
          <table:table-cell office:value-type="string" calcext:value-type="string">
            <text:p>New girl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7])" office:value-type="float" office:value="25500" calcext:value-type="float">
            <text:p>255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5:48:09.353872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10T15:49:09.157791331</dc:date>
    <meta:editing-duration>P2DT23H47M25S</meta:editing-duration>
    <meta:editing-cycles>1376</meta:editing-cycles>
    <meta:generator>LibreOffice/4.2.8.2$Linux_X86_64 LibreOffice_project/420m0$Build-2</meta:generator>
    <meta:document-statistic meta:table-count="10" meta:cell-count="3199" meta:object-count="0"/>
  </office:meta>
</office:document-meta>
</file>